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2-12-02" calcext:value-type="date">
            <text:p>2022-12-02</text:p>
          </table:table-cell>
          <table:table-cell table:style-name="ce9" office:value-type="float" office:value="1464.76" calcext:value-type="float">
            <text:p>$1,464.76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90" calcext:value-type="float">
            <text:p>$1,39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227" calcext:value-type="float">
            <text:p>$1,227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4743.48" calcext:value-type="float">
            <text:p>$4,743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5018.48" calcext:value-type="float">
            <text:p>$5,018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450.02" calcext:value-type="float">
            <text:p>$1,450.02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1070.01" calcext:value-type="float">
            <text:p>$1,07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1370" calcext:value-type="float">
            <text:p>$1,37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1100.01" calcext:value-type="float">
            <text:p>$1,1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18"/>
          <table:table-cell table:style-name="ce8"/>
          <table:table-cell table:style-name="ce9" table:number-columns-repeated="5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031.01" calcext:value-type="float">
            <text:p>$1,031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450.01" calcext:value-type="float">
            <text:p>$1,4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400.01" calcext:value-type="float">
            <text:p>$1,4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1480" calcext:value-type="float">
            <text:p>$1,480.00</text:p>
          </table:table-cell>
          <table:table-cell table:style-name="ce9" table:number-columns-repeated="2"/>
          <table:table-cell table:style-name="ce8"/>
          <table:table-cell table:style-name="ce9" table:number-columns-repeated="21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8" table:number-columns-repeated="32"/>
          <table:table-cell table:number-columns-repeated="989"/>
        </table:table-row>
        <table:table-row table:style-name="ro1">
          <table:table-cell/>
          <table:table-cell table:style-name="ce8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office:forms form:automatic-focus="false" form:apply-design-mode="false"/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0-15" calcext:value-type="date">
            <text:p>2023-10-15</text:p>
          </table:table-cell>
          <table:table-cell table:style-name="ce9" office:value-type="float" office:value="-5260.47" calcext:value-type="float">
            <text:p>-$5,260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-2576.32" calcext:value-type="float">
            <text:p>-$2,576.3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-3558.62" calcext:value-type="float">
            <text:p>-$3,558.6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-1382.04" calcext:value-type="float">
            <text:p>-$1,382.0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-1586.8" calcext:value-type="float">
            <text:p>-$1,586.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-1967.09" calcext:value-type="float">
            <text:p>-$1,967.0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-865.72" calcext:value-type="float">
            <text:p>-$865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-1134.08" calcext:value-type="float">
            <text:p>-$1,134.0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-1686.99" calcext:value-type="float">
            <text:p>-$1,686.9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-2006.75" calcext:value-type="float">
            <text:p>-$2,006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-1691.77" calcext:value-type="float">
            <text:p>-$1,691.7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-5845.68" calcext:value-type="float">
            <text:p>-$5,845.6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-5990.06" calcext:value-type="float">
            <text:p>-$5,990.0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-7860.37" calcext:value-type="float">
            <text:p>-$7,860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-8143.11" calcext:value-type="float">
            <text:p>-$8,143.1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-6893.6" calcext:value-type="float">
            <text:p>-$6,893.6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-6972.96" calcext:value-type="float">
            <text:p>-$6,972.9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-7277.98" calcext:value-type="float">
            <text:p>-$7,277.9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-1158.47" calcext:value-type="float">
            <text:p>-$1,158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-1480.22" calcext:value-type="float">
            <text:p>-$1,480.2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-1944.65" calcext:value-type="float">
            <text:p>-$1,944.6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-3936.16" calcext:value-type="float">
            <text:p>-$3,936.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-4328.66" calcext:value-type="float">
            <text:p>-$4,328.6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-4835.75" calcext:value-type="float">
            <text:p>-$4,835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-2216.01" calcext:value-type="float">
            <text:p>-$2,216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-4364.75" calcext:value-type="float">
            <text:p>-$4,364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-2904.42" calcext:value-type="float">
            <text:p>-$2,904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-4178.14" calcext:value-type="float">
            <text:p>-$4,178.1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-4784.01" calcext:value-type="float">
            <text:p>-$4,784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-4790.72" calcext:value-type="float">
            <text:p>-$4,790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-637.37" calcext:value-type="float">
            <text:p>-$637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-951.31" calcext:value-type="float">
            <text:p>-$951.3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-2726.45" calcext:value-type="float">
            <text:p>-$2,726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-2696.46" calcext:value-type="float">
            <text:p>-$2,69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-2716.46" calcext:value-type="float">
            <text:p>-$2,71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-2892.69" calcext:value-type="float">
            <text:p>-$2,892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-3060.69" calcext:value-type="float">
            <text:p>-$3,060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-3230.28" calcext:value-type="float">
            <text:p>-$3,230.2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-3377.12" calcext:value-type="float">
            <text:p>-$3,377.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-827.79" calcext:value-type="float">
            <text:p>-$827.7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-1524.87" calcext:value-type="float">
            <text:p>-$1,524.8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-1826.25" calcext:value-type="float">
            <text:p>-$1,826.2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-1957.42" calcext:value-type="float">
            <text:p>-$1,957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-657.94" calcext:value-type="float">
            <text:p>-$657.9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-874.95" calcext:value-type="float">
            <text:p>-$874.95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office:forms form:automatic-focus="false" form:apply-design-mode="false"/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04" calcext:value-type="date">
            <text:p>2023-12-04</text:p>
          </table:table-cell>
          <table:table-cell table:style-name="ce9" office:value-type="float" office:value="14231.88" calcext:value-type="float">
            <text:p>$14,231.8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0424.47" calcext:value-type="float">
            <text:p>$10,424.4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3224.62" calcext:value-type="float">
            <text:p>$13,224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3864.91" calcext:value-type="float">
            <text:p>$13,864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7241.28" calcext:value-type="float">
            <text:p>$17,241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034.04" calcext:value-type="float">
            <text:p>$13,034.0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4062.63" calcext:value-type="float">
            <text:p>$14,062.6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4175.28" calcext:value-type="float">
            <text:p>$14,175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13429.56" calcext:value-type="float">
            <text:p>$13,429.5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6779" calcext:value-type="float">
            <text:p>$16,779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16926" calcext:value-type="float">
            <text:p>$16,926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7325.29" calcext:value-type="float">
            <text:p>$17,325.2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20373.77" calcext:value-type="float">
            <text:p>$20,373.7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9053.95" calcext:value-type="float">
            <text:p>$19,053.9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22572.43" calcext:value-type="float">
            <text:p>$22,572.4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22522.45" calcext:value-type="float">
            <text:p>$22,522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9279.34" calcext:value-type="float">
            <text:p>$19,279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7654.51" calcext:value-type="float">
            <text:p>$17,654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5367.15" calcext:value-type="float">
            <text:p>$15,367.1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8349.45" calcext:value-type="float">
            <text:p>$18,349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0746.13" calcext:value-type="float">
            <text:p>$10,746.1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8955.66" calcext:value-type="float">
            <text:p>$18,955.6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800.75" calcext:value-type="float">
            <text:p>$15,800.7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1309.53" calcext:value-type="float">
            <text:p>$11,309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9164.82" calcext:value-type="float">
            <text:p>$9,164.8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9018.65" calcext:value-type="float">
            <text:p>$9,018.6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9921.61" calcext:value-type="float">
            <text:p>$9,921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986.51" calcext:value-type="float">
            <text:p>$10,986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7263.61" calcext:value-type="float">
            <text:p>$7,263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8419.49" calcext:value-type="float">
            <text:p>$8,419.4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0508.92" calcext:value-type="float">
            <text:p>$10,508.9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9675.94" calcext:value-type="float">
            <text:p>$9,675.9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9692.34" calcext:value-type="float">
            <text:p>$9,692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5647.53" calcext:value-type="float">
            <text:p>$15,647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6457.21" calcext:value-type="float">
            <text:p>$16,457.2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7987.25" calcext:value-type="float">
            <text:p>$17,987.2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5795.46" calcext:value-type="float">
            <text:p>$15,795.4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20749.64" calcext:value-type="float">
            <text:p>$20,749.6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9487.65" calcext:value-type="float">
            <text:p>$19,487.65</text:p>
          </table:table-cell>
          <table:table-cell table:style-name="ce9" table:number-columns-repeated="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stment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0651.51" calcext:value-type="float">
            <text:p>$50,651.5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7"/>
        <table:table-column table:style-name="co13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</table:table-row>
        <table:table-row table:style-name="ro1" table:number-rows-repeated="4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text>$</number:text>
      <number:number number:decimal-places="2" number:min-decimal-places="2" number:min-integer-digits="1" number:grouping="true"/>
    </number:number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date-style style:name="N10148" number:language="en" number:country="US">
      <number:month number:textual="true"/>
      <number:text>-</number:text>
      <number:year/>
    </number:dat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3" number:language="en" number:country="US">
      <number:hours/>
      <number:text>:</number:text>
      <number:minutes number:style="long"/>
    </number:time-style>
    <number:date-style style:name="N10142" number:language="en" number:country="US">
      <number:day/>
      <number:text>-</number:text>
      <number:month number:textual="true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5T15:12:03.397070049</dc:date>
    <meta:editing-duration>PT33M49S</meta:editing-duration>
    <meta:editing-cycles>13</meta:editing-cycles>
    <meta:document-statistic meta:table-count="6" meta:cell-count="631" meta:object-count="0"/>
  </office:meta>
</office:document-meta>
</file>